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A0000007438821DF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Courier"/>
    <style:font-face style:name="sans-serif" svg:font-family="sans-serif"/>
    <style:font-face style:name="Arial" svg:font-family="Arial" style:font-family-generic="roman"/>
    <style:font-face style:name="DejaVu Sans" svg:font-family="'DejaVu Sans'" style:font-family-generic="roman"/>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font-weight="bold" officeooo:rsid="00027445" officeooo:paragraph-rsid="00027445" style:font-weight-asian="bold" style:font-weight-complex="bold"/>
    </style:style>
    <style:style style:name="P2" style:family="paragraph" style:parent-style-name="Standard">
      <style:text-properties fo:font-weight="bold" officeooo:rsid="000bacaa" officeooo:paragraph-rsid="000bacaa" style:font-weight-asian="bold" style:font-weight-complex="bold"/>
    </style:style>
    <style:style style:name="P3" style:family="paragraph" style:parent-style-name="Standard">
      <style:paragraph-properties fo:line-height="100%" fo:text-align="justify" style:justify-single-word="false"/>
      <style:text-properties officeooo:rsid="00017e8f" officeooo:paragraph-rsid="0006ab22"/>
    </style:style>
    <style:style style:name="P4" style:family="paragraph" style:parent-style-name="Standard">
      <style:paragraph-properties fo:line-height="200%"/>
      <style:text-properties officeooo:rsid="00017e8f" officeooo:paragraph-rsid="0006ab22"/>
    </style:style>
    <style:style style:name="P5" style:family="paragraph" style:parent-style-name="Standard">
      <style:paragraph-properties fo:text-align="center" style:justify-single-word="false"/>
      <style:text-properties fo:font-size="14pt" fo:font-weight="bold" officeooo:rsid="0003dd75" officeooo:paragraph-rsid="0003dd75" style:font-size-asian="12.25pt" style:font-weight-asian="bold" style:font-size-complex="14pt" style:font-weight-complex="bold"/>
    </style:style>
    <style:style style:name="P6" style:family="paragraph" style:parent-style-name="Standard">
      <style:paragraph-properties fo:line-height="200%" fo:text-align="center" style:justify-single-word="false"/>
      <style:text-properties fo:font-size="14pt" fo:font-weight="bold" officeooo:rsid="0003dd75" officeooo:paragraph-rsid="0003dd75" style:font-size-asian="12.25pt" style:font-weight-asian="bold" style:font-size-complex="14pt" style:font-weight-complex="bold"/>
    </style:style>
    <style:style style:name="P7" style:family="paragraph" style:parent-style-name="Standard">
      <style:paragraph-properties fo:line-height="150%" fo:text-align="center" style:justify-single-word="false"/>
      <style:text-properties fo:font-size="14pt" fo:font-weight="bold" officeooo:rsid="000dea08" officeooo:paragraph-rsid="000dea08"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fo:font-size="14pt" officeooo:rsid="00017e8f" officeooo:paragraph-rsid="00017e8f" style:font-size-asian="14pt" style:font-size-complex="14pt"/>
    </style:style>
    <style:style style:name="P9" style:family="paragraph" style:parent-style-name="Standard">
      <style:paragraph-properties fo:text-align="justify" style:justify-single-word="false"/>
      <style:text-properties fo:font-size="14pt" fo:font-weight="normal" officeooo:rsid="000dea08" officeooo:paragraph-rsid="000dea08" style:font-size-asian="14pt" style:font-weight-asian="normal" style:font-size-complex="14pt" style:font-weight-complex="normal"/>
    </style:style>
    <style:style style:name="P10" style:family="paragraph" style:parent-style-name="Standard">
      <style:text-properties fo:font-weight="normal" officeooo:rsid="000bacaa" officeooo:paragraph-rsid="000bacaa" style:font-weight-asian="normal" style:font-weight-complex="normal"/>
    </style:style>
    <style:style style:name="P11" style:family="paragraph" style:parent-style-name="Standard">
      <style:text-properties fo:font-size="12pt" fo:font-weight="normal" officeooo:rsid="000a7975" officeooo:paragraph-rsid="000a7975" style:font-size-asian="12pt" style:font-weight-asian="normal" style:font-size-complex="12pt" style:font-weight-complex="normal"/>
    </style:style>
    <style:style style:name="P12" style:family="paragraph" style:parent-style-name="Text_20_body">
      <style:paragraph-properties fo:line-height="100%" fo:text-align="justify" style:justify-single-word="false"/>
      <style:text-properties fo:color="#000000" fo:font-weight="normal" style:font-weight-asian="normal" style:font-weight-complex="normal"/>
    </style:style>
    <style:style style:name="P13" style:family="paragraph" style:parent-style-name="Text_20_body">
      <style:paragraph-properties fo:margin-top="0cm" fo:margin-bottom="0cm" style:contextual-spacing="false" fo:line-height="100%" fo:text-align="justify" style:justify-single-word="false"/>
    </style:style>
    <style:style style:name="P14" style:family="paragraph" style:parent-style-name="Text_20_body">
      <style:paragraph-properties fo:margin-top="0cm" fo:margin-bottom="0cm" style:contextual-spacing="false" fo:line-height="100%" fo:text-align="justify" style:justify-single-word="false"/>
      <style:text-properties fo:color="#000000"/>
    </style:style>
    <style:style style:name="P15" style:family="paragraph" style:parent-style-name="Text_20_body">
      <style:paragraph-properties fo:margin-top="0cm" fo:margin-bottom="0cm" style:contextual-spacing="false" fo:line-height="100%" fo:text-align="justify" style:justify-single-word="false"/>
      <style:text-properties fo:color="#000000" officeooo:rsid="00072302" officeooo:paragraph-rsid="00072302"/>
    </style:style>
    <style:style style:name="P16" style:family="paragraph" style:parent-style-name="_3f__3f__3f__3f__3f__3f__3f_">
      <style:paragraph-properties fo:text-align="justify" style:justify-single-word="false"/>
      <style:text-properties style:font-name="Liberation Serif" fo:font-size="14pt" officeooo:rsid="00017e8f" officeooo:paragraph-rsid="00027445" style:font-size-asian="14pt" style:font-size-complex="14pt"/>
    </style:style>
    <style:style style:name="T1" style:family="text">
      <style:text-properties fo:font-weight="bold" officeooo:rsid="00027445" style:font-weight-asian="bold" style:font-weight-complex="bold"/>
    </style:style>
    <style:style style:name="T2" style:family="text">
      <style:text-properties fo:color="#000000"/>
    </style:style>
    <style:style style:name="T3" style:family="text">
      <style:text-properties fo:color="#000000" style:font-name="Liberation Serif" fo:font-size="14pt" officeooo:rsid="00017e8f" style:font-size-asian="14pt" style:font-size-complex="14pt"/>
    </style:style>
    <style:style style:name="T4" style:family="text">
      <style:text-properties fo:color="#000000" fo:font-size="14pt" style:font-size-asian="14pt" style:font-size-complex="14pt"/>
    </style:style>
    <style:style style:name="T5" style:family="text">
      <style:text-properties fo:font-size="14pt" style:font-size-asian="14pt" style:font-size-complex="14pt"/>
    </style:style>
    <style:style style:name="T6" style:family="text">
      <style:text-properties fo:font-size="14pt" officeooo:rsid="0008cfd0" style:font-size-asian="14pt" style:font-size-complex="14pt"/>
    </style:style>
    <style:style style:name="T7" style:family="text">
      <style:text-properties fo:font-size="14pt" fo:font-weight="bold" officeooo:rsid="00027445" style:font-size-asian="14pt" style:font-weight-asian="bold" style:font-size-complex="14pt" style:font-weight-complex="bold"/>
    </style:style>
    <style:style style:name="T8" style:family="text">
      <style:text-properties fo:font-size="14pt" fo:font-weight="bold" officeooo:rsid="0006ab22" style:font-size-asian="12.25pt" style:font-weight-asian="bold" style:font-size-complex="14pt" style:font-weight-complex="bold"/>
    </style:style>
    <style:style style:name="T9" style:family="text">
      <style:text-properties fo:font-size="14pt" fo:font-weight="normal" officeooo:rsid="0006ab22" style:font-size-asian="12.25pt" style:font-weight-asian="normal" style:font-size-complex="14pt" style:font-weight-complex="normal"/>
    </style:style>
    <style:style style:name="T10" style:family="text">
      <style:text-properties fo:font-size="14pt" fo:language="en" fo:country="US" fo:font-weight="normal" officeooo:rsid="0006ab22" style:font-size-asian="12.25pt" style:font-weight-asian="normal" style:font-size-complex="14pt" style:font-weight-complex="normal"/>
    </style:style>
    <style:style style:name="T11" style:family="text">
      <style:text-properties fo:font-size="14pt" fo:language="en" fo:country="US" style:font-size-asian="14pt" style:font-size-complex="14pt"/>
    </style:style>
    <style:style style:name="T12" style:family="text">
      <style:text-properties fo:font-size="14pt" fo:language="uk" fo:country="UA" fo:font-weight="normal" officeooo:rsid="0006ab22" style:font-size-asian="12.25pt" style:font-weight-asian="normal" style:font-size-complex="14pt" style:font-weight-complex="normal"/>
    </style:style>
    <style:style style:name="T13" style:family="text">
      <style:text-properties fo:font-variant="normal" fo:text-transform="none" style:text-line-through-style="none" style:text-line-through-type="none" style:font-name="Liberation Serif" fo:font-size="14pt" fo:letter-spacing="normal" fo:font-style="normal" style:text-underline-style="none" style:text-blinking="false" style:font-size-asian="14pt" style:font-size-complex="14pt"/>
    </style:style>
    <style:style style:name="T14" style:family="text">
      <style:text-properties fo:font-variant="normal" fo:text-transform="none" style:font-name="Liberation Serif" fo:font-size="14pt" fo:letter-spacing="normal" fo:font-style="normal" style:font-size-asian="14pt" style:font-size-complex="14pt"/>
    </style:style>
    <style:style style:name="T15" style:family="text">
      <style:text-properties fo:font-variant="normal" fo:text-transform="none" style:font-name="Liberation Serif" fo:font-size="14pt" fo:letter-spacing="normal"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ЛАБОРАТОРНАЯ РАБОТА №3</text:p>
      <text:p text:style-name="P6">УСТАНОВКА ЛОКАЛЬНОГО ВЕБ-СЕРВЕРА</text:p>
      <text:p text:style-name="P3"><text:span text:style-name="T1"><text:tab/></text:span><text:span text:style-name="T8">Цель работы: </text:span><text:span text:style-name="T9">главная цель этой работы – создать на своем рабочем компьютере полноценную среду изучения веб-программирования (то есть установить локальный веб-сервер </text:span><text:span text:style-name="T10">Apache</text:span><text:span text:style-name="T9"> и связанные с ним: интерпретатор языка РНР, ловальный сервер баз данных </text:span><text:span text:style-name="T10">MySQL</text:span><text:span text:style-name="T9"> и утилита администрирования баз данных </text:span><text:span text:style-name="T10">PHPMyAdmin</text:span><text:span text:style-name="T9">). </text:span><text:span text:style-name="T12">Попутно и</text:span><text:span text:style-name="T9">зучить последовательность установки </text:span><text:span text:style-name="T12">этих программных продуктов, ознайомиться, какими средствами они конфигурируются и настраиваются</text:span><text:span text:style-name="T9">.</text:span></text:p>
      <text:p text:style-name="P3"><text:span text:style-name="T9"/></text:p>
      <text:p text:style-name="P4"><text:span text:style-name="T7"><text:tab/>3.1 Краткие теоретические сведения</text:span></text:p>
      <text:p text:style-name="P16"><text:span text:style-name="T2"><text:tab/>Web-сервер – программное обеспечение, которое принимает подключения и обслуживает HTTP запросы, посылая HTTP ответы.</text:span></text:p>
      <text:p text:style-name="P13"><text:span text:style-name="T3"><text:tab/></text:span><text:span text:style-name="T4">SSI (Server Side Includes — включения на стороне сервера) — несложный язык для динамической «сборки» веб-страниц на сервере из отдельных составных частей и выдачи клиенту полученного HTML-документа. Реализован в веб-сервере Apache при помощи модуля mod_include. Включённая в настройках по умолчанию веб-сервера возможность позволяет подключать HTML-файлы, поэтому для использования инструкций файл должен оканчиваться расширением</text:span><text:span text:style-name="Source_20_Text"><text:span text:style-name="T4">.shtml</text:span></text:span><text:span text:style-name="T4">, </text:span><text:span text:style-name="Source_20_Text"><text:span text:style-name="T4">.stm </text:span></text:span><text:span text:style-name="T4">или </text:span><text:span text:style-name="Source_20_Text"><text:span text:style-name="T4">.shtm</text:span></text:span></text:p>
      <text:p text:style-name="P14"><text:span text:style-name="T5"><text:tab/>CGI(от англ. </text:span><text:span text:style-name="T11">Common Gateway Interface </text:span><text:span text:style-name="T5">— «общий интерфейс шлюза») — стандарт интерфейса, используемого для связи внешней программы с веб-сервером. Программу, которая работает по такому интерфейсу совместно с веб-сервером, принято называть шлюзом, хотя многие предпочитают названия «скрипт» (сценарий) или «CGI-программа».</text:span></text:p>
      <text:p text:style-name="P15"><text:span text:style-name="T5"><text:tab/>В ОС Linux файл httpd.conf отсутствует, вместо него в каталоге /etc/apache2/ присутствует структура состоящая из файлов apache2.conf, ports.conf, envvars и каталогов mods-avaible, mods-enabled, sites-avaible, sites-enabled, conf-avaible, conf-enabled. Основным файлом конфигурации является apache2.conf, в который с помощью инклудов включаются </text:span><text:span text:style-name="T6">остальные файлы. Данная особенность конфигурирования обусловлена тем, что позволяет дать возможность частично конфигурировать апач пользователям не имеющим прав суперпользователя, например добавлять виртуальные хосты.</text:span></text:p>
      <text:p text:style-name="P14"><text:tab/><text:span text:style-name="T5">SSL ( </text:span><text:span text:style-name="T11">Secure Sockets Layer</text:span><text:span text:style-name="T5"> — уровень защищённых сокетов) — криптографический протокол, который подразумевает более безопасную связь. Он использует асимметричную криптографию для аутентификации ключей обмена, симметричное шифрование для сохранения конфиденциальности, коды аутентификации сообщений для целостности сообщений. Протокол широко использовался для обмена мгновенными сообщениями и передачи голоса через IP, в таких приложениях, как электронная почта, Интернет-факс и др. В настоящее время известно, что протокол не является безопасным.</text:span></text:p>
      <text:p text:style-name="P12"><text:span text:style-name="T14"><text:tab/>Виртуальный хостинг</text:span><text:span text:style-name="T15"> </text:span><text:span text:style-name="T14"> — вид </text:span><text:span text:style-name="T13">хостинга</text:span><text:span text:style-name="T14">, при котором множество </text:span><text:span text:style-name="T13">веб-</text:span><text:soft-page-break/><text:span text:style-name="T13">сайтов</text:span><text:span text:style-name="T15"> </text:span><text:span text:style-name="T14">расположено на одном </text:span><text:span text:style-name="T13">веб-сервере</text:span><text:span text:style-name="T14">. Это самый экономичный вид хостинга, подходящий для небольших проектов.</text:span></text:p>
      <text:p text:style-name="P1"><text:span text:style-name="T5"><text:tab/>3.2 Результаты выполнения работы</text:span></text:p>
      <text:p text:style-name="P1"/>
      <text:p text:style-name="P10">&lt;VirtualHost test.org:80&gt;</text:p>
      <text:p text:style-name="P10"/>
      <text:p text:style-name="P10"><text:tab/>ServerName test.org</text:p>
      <text:p text:style-name="P10"><text:tab/>ServerAlias www.test.org</text:p>
      <text:p text:style-name="P10"></text:p>
      <text:p text:style-name="P10"></text:p>
      <text:p text:style-name="P10"><text:tab/>ServerAdmin webmaster@test.org</text:p>
      <text:p text:style-name="P10"><text:tab/>DocumentRoot /home/selld/code/web_progr/server/test.org</text:p>
      <text:p text:style-name="P10"></text:p>
      <text:p text:style-name="P10"><text:tab/>ErrorLog ${APACHE_LOG_DIR}/error.log</text:p>
      <text:p text:style-name="P10"><text:tab/>CustomLog ${APACHE_LOG_DIR}/access.log combined</text:p>
      <text:p text:style-name="P10"></text:p>
      <text:p text:style-name="P10">&lt;/VirtualHost&gt;</text:p>
      <text:p text:style-name="P2"></text:p>
      <text:p text:style-name="P1"/>
      <text:p text:style-name="P11">&lt;/html&gt;</text:p>
      <text:p text:style-name="P11"><text:s text:c="2"/>&lt;title&gt;Welcome to test.org!&lt;/title&gt;</text:p>
      <text:p text:style-name="P11"><text:s text:c="2"/>&lt;/head&gt;</text:p>
      <text:p text:style-name="P11"><text:s text:c="2"/>&lt;body&gt;</text:p>
      <text:p text:style-name="P11"><text:s text:c="4"/>&lt;h1&gt;Success! <text:s/>The test.org virtual host is working!&lt;/h1&gt;</text:p>
      <text:p text:style-name="P11"><text:s text:c="2"/>&lt;/body&gt;</text:p>
      <text:p text:style-name="P11">&lt;/html&gt;</text:p>
      <text:p text:style-name="P1"/>
      <text:p text:style-name="P8"><draw:frame draw:style-name="fr1" draw:name="Изображение1" text:anchor-type="paragraph" svg:width="17cm" svg:height="1.528cm" draw:z-index="0"><draw:image xlink:href="Pictures/100000000000050A0000007438821DFF.png" xlink:type="simple" xlink:show="embed" xlink:actuate="onLoad"/></draw:frame>Рисунок 3.1 – Результаты работы вирутального хоста</text:p>
      <text:p text:style-name="P7">ВЫВОДЫ</text:p>
      <text:p text:style-name="P9"><text:tab/>В ходе лабораторной работы была создана на своем рабочем компьютере среда для веб-разработки, а именно был установлен http демон apache2, реляционная СУБД MySQL и интерпретатор языка PHP. Также были сконфигурирован веб-сервер apache2 в операционной системе Linux. Были настроенны виртуальные хосты, которые позволяют иметь несколько веб-сайтов на одном хост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Courier"/>
    <style:font-face style:name="sans-serif" svg:font-family="sans-serif"/>
    <style:font-face style:name="Arial" svg:font-family="Arial" style:font-family-generic="roman"/>
    <style:font-face style:name="DejaVu Sans" svg:font-family="'DejaVu Sans'" style:font-family-generic="roman"/>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_3f__3f__3f__3f__3f__3f__3f_" style:display-nam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20__3f__3f__20__3f__3f__3f__3f__3f__3f__3f__3f_" style:display-name="??????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20__3f__20__3f__3f__3f__3f__3f_" style:display-name="??????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20__3f__3f__3f__20__3f__3f__3f__3f__3f__3f__3f_" style:display-name="??????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20__3f__3f__3f__20__3f__3f__3f__3f__3f__3f__3f__20__3f__20__3f__3f__3f__3f__3f_" style:display-name="?????? ??? ???????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 style:display-name="?????"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_3f__3f__3f__20__3f__3f__3f__3f__3f__3f__20__3f__3f__20__3f__3f__3f__3f__3f__3f_" style:display-name="???????????? ?????? ??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20__3f__3f__3f__3f__3f__3f__20__3f__20__3f__3f__3f__3f__3f__3f__3f__3f_" style:display-name="?????? ?????? ? ????????" style:family="paragraph" style:parent-style-name="_3f__3f__3f__3f__3f__3f__3f_" style:default-outline-level="">
      <style:paragraph-properties fo:margin-left="0cm" fo:margin-right="0cm" fo:margin-top="0cm" fo:margin-bottom="0cm" style:contextual-spacing="false" fo:text-align="start" style:justify-single-word="false" fo:text-indent="0.6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 style:display-name="????????"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20_1" style:display-name="???????? 1" style:family="paragraph" style:parent-style-name="_3f__3f__3f__3f__3f__3f__3f_"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20_2" style:display-name="???????? 2" style:family="paragraph" style:parent-style-name="_3f__3f__3f__3f__3f__3f__3f_"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 style:display-name="?????????" style:family="paragraph" style:parent-style-name="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_20_1" style:display-name="????????? 1" style:family="paragraph" style:parent-style-name="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_20_2" style:display-name="????????? 2" style:family="paragraph" style:parent-style-name="_3f__3f__3f__3f__3f__3f__3f_"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3f__3f__20__3f__3f__3f__3f__3f_" style:display-name="????????? ?????" style:family="paragraph" style:parent-style-name="_3f__3f__3f__3f__3f__3f__3f_"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font-size-asian="18pt" style:font-style-asian="normal" style:font-weight-asian="normal" style:text-emphasize="none"/>
    </style:style>
    <style:style style:name="_3f__3f__3f__3f__3f__3f__3f__7e_LT_7e_Gliederung_20_1" style:display-name="???????~LT~Gliederung 1" style:family="paragraph" style:default-outline-level="">
      <style:paragraph-properties fo:margin-left="0.953cm" fo:margin-right="0cm" fo:margin-top="0.282cm" fo:margin-bottom="0cm" style:contextual-spacing="false" fo:text-align="start"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7e_LT_7e_Gliederung_20_2" style:display-name="???????~LT~Gliederung 2" style:family="paragraph" style:parent-style-name="_3f__3f__3f__3f__3f__3f__3f__7e_LT_7e_Gliederung_20_1" style:default-outline-level="">
      <style:paragraph-properties fo:margin-left="2.064cm" fo:margin-right="0cm" fo:margin-top="0.245cm" fo:margin-bottom="0cm" style:contextual-spacing="false" fo:text-align="start" style:justify-single-word="false" fo:text-indent="-0.794cm" style:auto-text-indent="fals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fo:font-size="28pt" fo:font-style="normal" fo:text-shadow="none" style:text-underline-style="none" fo:font-weight="normal" style:font-size-asian="28pt" style:font-style-asian="normal" style:font-weight-asian="normal" style:text-emphasize="none"/>
    </style:style>
    <style:style style:name="_3f__3f__3f__3f__3f__3f__3f__7e_LT_7e_Gliederung_20_3" style:display-name="???????~LT~Gliederung 3" style:family="paragraph" style:parent-style-name="_3f__3f__3f__3f__3f__3f__3f__7e_LT_7e_Gliederung_20_2" style:default-outline-level="">
      <style:paragraph-properties fo:margin-left="3.175cm" fo:margin-right="0cm" fo:margin-top="0.212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7e_LT_7e_Gliederung_20_4" style:display-name="???????~LT~Gliederung 4" style:family="paragraph" style:parent-style-name="_3f__3f__3f__3f__3f__3f__3f__7e_LT_7e_Gliederung_20_3" style:default-outline-level="">
      <style:paragraph-properties fo:margin-left="4.44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Gliederung_20_5" style:display-name="???????~LT~Gliederung 5" style:family="paragraph" style:parent-style-name="_3f__3f__3f__3f__3f__3f__3f__7e_LT_7e_Gliederung_20_4"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Gliederung_20_6" style:display-name="???????~LT~Gliederung 6" style:family="paragraph" style:parent-style-name="_3f__3f__3f__3f__3f__3f__3f__7e_LT_7e_Gliederung_20_5"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Gliederung_20_7" style:display-name="???????~LT~Gliederung 7" style:family="paragraph" style:parent-style-name="_3f__3f__3f__3f__3f__3f__3f__7e_LT_7e_Gliederung_20_6"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Gliederung_20_8" style:display-name="???????~LT~Gliederung 8" style:family="paragraph" style:parent-style-name="_3f__3f__3f__3f__3f__3f__3f__7e_LT_7e_Gliederung_20_7"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Gliederung_20_9" style:display-name="???????~LT~Gliederung 9" style:family="paragraph" style:parent-style-name="_3f__3f__3f__3f__3f__3f__3f__7e_LT_7e_Gliederung_20_8"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7e_LT_7e_Titel" style:display-name="???????~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40pt" fo:font-style="normal" fo:text-shadow="none" style:text-underline-style="none" fo:font-weight="normal" style:font-name-asian="DejaVu Sans1" style:font-family-asian="'DejaVu Sans'" style:font-family-generic-asian="system" style:font-pitch-asian="variable" style:font-size-asian="40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7e_LT_7e_Untertitel" style:display-name="???????~LT~Untertitel" style:family="paragraph" style:default-outline-level="">
      <style:paragraph-properties fo:margin-left="0.953cm" fo:margin-right="0cm" fo:margin-top="0.3cm" fo:margin-bottom="0cm" style:contextual-spacing="false" fo:text-align="start"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34pt" fo:font-style="normal" fo:text-shadow="none" style:text-underline-style="none" fo:font-weight="normal" style:font-name-asian="DejaVu Sans1"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7e_LT_7e_Notizen" style:display-nam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7e_LT_7e_Hintergrundobjekte" style:display-name="???????~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_3f__3f__3f__3f__3f__3f__3f__7e_LT_7e_Hintergrund" style:display-name="???????~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style:font-family-generic="roman" fo:font-size="18pt" style:font-size-asian="18pt"/>
    </style:style>
    <style:style style:name="_3f__3f__3f__3f__3f__3f__3f__3f__3f__3f__3f__3f_" style:display-name="????????????" style:family="paragraph" style:default-outline-level="">
      <style:paragraph-properties fo:margin-left="0.953cm" fo:margin-right="0cm" fo:margin-top="0.3cm" fo:margin-bottom="0cm" style:contextual-spacing="false" fo:text-align="start"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34pt" fo:font-style="normal" fo:text-shadow="none" style:text-underline-style="none" fo:font-weight="normal" style:font-name-asian="DejaVu Sans1" style:font-family-asian="'DejaVu Sans'" style:font-family-generic-asian="system" style:font-pitch-asian="variable" style:font-size-asian="3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20__3f__3f__3f__3f_" style:display-name="??????? ????"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DejaVu Sans" fo:font-family="'DejaVu Sans'" style:font-family-generic="roman"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_3f__3f__3f_" style:display-name="???"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_3f__3f_" style:display-name="??????????"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_3f__20_3" style:display-name="????????? 3" style:family="paragraph" style:parent-style-name="_3f__3f__3f__3f__3f__3f__3f__3f__3f__20_2" style:default-outline-level="">
      <style:paragraph-properties fo:margin-left="3.175cm" fo:margin-right="0cm" fo:margin-top="0.212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font-size-asian="24pt" style:font-style-asian="normal" style:font-weight-asian="normal" style:text-emphasize="none"/>
    </style:style>
    <style:style style:name="_3f__3f__3f__3f__3f__3f__3f__3f__3f__20_4" style:display-name="????????? 4" style:family="paragraph" style:parent-style-name="_3f__3f__3f__3f__3f__3f__3f__3f__3f__20_3" style:default-outline-level="">
      <style:paragraph-properties fo:margin-left="4.44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5" style:display-name="????????? 5" style:family="paragraph" style:parent-style-name="_3f__3f__3f__3f__3f__3f__3f__3f__3f__20_4"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6" style:display-name="????????? 6" style:family="paragraph" style:parent-style-name="_3f__3f__3f__3f__3f__3f__3f__3f__3f__20_5"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7" style:display-name="????????? 7" style:family="paragraph" style:parent-style-name="_3f__3f__3f__3f__3f__3f__3f__3f__3f__20_6"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8" style:display-name="????????? 8" style:family="paragraph" style:parent-style-name="_3f__3f__3f__3f__3f__3f__3f__3f__3f__20_7"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_3f__20_9" style:display-name="????????? 9" style:family="paragraph" style:parent-style-name="_3f__3f__3f__3f__3f__3f__3f__3f__3f__20_8" style:default-outline-level="">
      <style:paragraph-properties fo:margin-left="5.715cm" fo:margin-right="0cm" fo:margin-top="0.176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font-size-asian="20pt" style:font-style-asian="normal" style:font-weight-asian="normal" style:text-emphasize="none"/>
    </style:style>
    <style:style style:name="_3f__3f__3f__3f__3f__3f__3f__3f_1_7e_LT_7e_Gliederung_20_1" style:display-name="????????1~LT~Gliederung 1" style:family="paragraph" style:default-outline-level="">
      <style:paragraph-properties fo:margin-left="0.953cm" fo:margin-right="0cm" fo:margin-top="0.212cm" fo:margin-bottom="0cm" style:contextual-spacing="false" fo:text-align="start"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1_7e_LT_7e_Gliederung_20_2" style:display-name="????????1~LT~Gliederung 2" style:family="paragraph" style:parent-style-name="_3f__3f__3f__3f__3f__3f__3f__3f_1_7e_LT_7e_Gliederung_20_1" style:default-outline-level="">
      <style:paragraph-properties fo:margin-left="2.064cm" fo:margin-right="0cm" fo:margin-top="0.176cm" fo:margin-bottom="0cm" style:contextual-spacing="false" fo:text-align="start" style:justify-single-word="false" fo:text-indent="-0.794cm" style:auto-text-indent="fals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1_7e_LT_7e_Gliederung_20_3" style:display-name="????????1~LT~Gliederung 3" style:family="paragraph" style:parent-style-name="_3f__3f__3f__3f__3f__3f__3f__3f_1_7e_LT_7e_Gliederung_20_2" style:default-outline-level="">
      <style:paragraph-properties fo:margin-left="3.175cm" fo:margin-right="0cm" fo:margin-top="0.159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1_7e_LT_7e_Gliederung_20_4" style:display-name="????????1~LT~Gliederung 4" style:family="paragraph" style:parent-style-name="_3f__3f__3f__3f__3f__3f__3f__3f_1_7e_LT_7e_Gliederung_20_3" style:default-outline-level="">
      <style:paragraph-properties fo:margin-left="4.445cm" fo:margin-right="0cm" fo:margin-top="0.141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_3f__3f__3f__3f__3f__3f__3f__3f_1_7e_LT_7e_Gliederung_20_5" style:display-name="????????1~LT~Gliederung 5" style:family="paragraph" style:parent-style-name="_3f__3f__3f__3f__3f__3f__3f__3f_1_7e_LT_7e_Gliederung_20_4"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1_7e_LT_7e_Gliederung_20_6" style:display-name="????????1~LT~Gliederung 6" style:family="paragraph" style:parent-style-name="_3f__3f__3f__3f__3f__3f__3f__3f_1_7e_LT_7e_Gliederung_20_5"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1_7e_LT_7e_Gliederung_20_7" style:display-name="????????1~LT~Gliederung 7" style:family="paragraph" style:parent-style-name="_3f__3f__3f__3f__3f__3f__3f__3f_1_7e_LT_7e_Gliederung_20_6"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1_7e_LT_7e_Gliederung_20_8" style:display-name="????????1~LT~Gliederung 8" style:family="paragraph" style:parent-style-name="_3f__3f__3f__3f__3f__3f__3f__3f_1_7e_LT_7e_Gliederung_20_7"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1_7e_LT_7e_Gliederung_20_9" style:display-name="????????1~LT~Gliederung 9" style:family="paragraph" style:parent-style-name="_3f__3f__3f__3f__3f__3f__3f__3f_1_7e_LT_7e_Gliederung_20_8"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1_7e_LT_7e_Titel" style:display-name="????????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1_7e_LT_7e_Untertitel" style:display-name="????????1~LT~Untertitel" style:family="paragraph" style:default-outline-level="">
      <style:paragraph-properties fo:margin-left="0.953cm" fo:margin-right="0cm" fo:margin-top="0.212cm" fo:margin-bottom="0cm" style:contextual-spacing="false" fo:text-align="center"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1_7e_LT_7e_Notizen" style:display-name="????????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1_7e_LT_7e_Hintergrundobjekte" style:display-nam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1_7e_LT_7e_Hintergrund" style:display-nam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2_7e_LT_7e_Gliederung_20_1" style:display-name="????????2~LT~Gliederung 1" style:family="paragraph" style:default-outline-level="">
      <style:paragraph-properties fo:margin-left="0.953cm" fo:margin-right="0cm" fo:margin-top="0.212cm" fo:margin-bottom="0cm" style:contextual-spacing="false" fo:text-align="start"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2_7e_LT_7e_Gliederung_20_2" style:display-name="????????2~LT~Gliederung 2" style:family="paragraph" style:parent-style-name="_3f__3f__3f__3f__3f__3f__3f__3f_2_7e_LT_7e_Gliederung_20_1" style:default-outline-level="">
      <style:paragraph-properties fo:margin-left="2.064cm" fo:margin-right="0cm" fo:margin-top="0.176cm" fo:margin-bottom="0cm" style:contextual-spacing="false" fo:text-align="start" style:justify-single-word="false" fo:text-indent="-0.794cm" style:auto-text-indent="fals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DejaVu Sans" fo:font-family="'DejaVu 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_3f__3f__3f__3f__3f__3f__3f__3f_2_7e_LT_7e_Gliederung_20_3" style:display-name="????????2~LT~Gliederung 3" style:family="paragraph" style:parent-style-name="_3f__3f__3f__3f__3f__3f__3f__3f_2_7e_LT_7e_Gliederung_20_2" style:default-outline-level="">
      <style:paragraph-properties fo:margin-left="3.175cm" fo:margin-right="0cm" fo:margin-top="0.159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_3f__3f__3f__3f__3f__3f__3f__3f_2_7e_LT_7e_Gliederung_20_4" style:display-name="????????2~LT~Gliederung 4" style:family="paragraph" style:parent-style-name="_3f__3f__3f__3f__3f__3f__3f__3f_2_7e_LT_7e_Gliederung_20_3" style:default-outline-level="">
      <style:paragraph-properties fo:margin-left="4.445cm" fo:margin-right="0cm" fo:margin-top="0.141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DejaVu Sans" fo:font-family="'DejaVu Sans'" style:font-family-generic="roman" fo:font-size="16pt" fo:font-style="normal" fo:text-shadow="none" style:text-underline-style="none" fo:font-weight="normal" style:letter-kerning="true" style:font-size-asian="16pt" style:font-style-asian="normal" style:font-weight-asian="normal" style:text-emphasize="none"/>
    </style:style>
    <style:style style:name="_3f__3f__3f__3f__3f__3f__3f__3f_2_7e_LT_7e_Gliederung_20_5" style:display-name="????????2~LT~Gliederung 5" style:family="paragraph" style:parent-style-name="_3f__3f__3f__3f__3f__3f__3f__3f_2_7e_LT_7e_Gliederung_20_4"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2_7e_LT_7e_Gliederung_20_6" style:display-name="????????2~LT~Gliederung 6" style:family="paragraph" style:parent-style-name="_3f__3f__3f__3f__3f__3f__3f__3f_2_7e_LT_7e_Gliederung_20_5"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2_7e_LT_7e_Gliederung_20_7" style:display-name="????????2~LT~Gliederung 7" style:family="paragraph" style:parent-style-name="_3f__3f__3f__3f__3f__3f__3f__3f_2_7e_LT_7e_Gliederung_20_6"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2_7e_LT_7e_Gliederung_20_8" style:display-name="????????2~LT~Gliederung 8" style:family="paragraph" style:parent-style-name="_3f__3f__3f__3f__3f__3f__3f__3f_2_7e_LT_7e_Gliederung_20_7"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2_7e_LT_7e_Gliederung_20_9" style:display-name="????????2~LT~Gliederung 9" style:family="paragraph" style:parent-style-name="_3f__3f__3f__3f__3f__3f__3f__3f_2_7e_LT_7e_Gliederung_20_8" style:default-outline-level="">
      <style:paragraph-properties fo:margin-left="5.715cm" fo:margin-right="0cm" fo:margin-top="0.123cm" fo:margin-bottom="0cm" style:contextual-spacing="false" fo:text-align="start" style:justify-single-word="false" fo:text-indent="-0.635cm" style:auto-text-indent="fals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DejaVu Sans" fo:font-family="'DejaVu Sans'" style:font-family-generic="roman" fo:font-size="14pt" fo:font-style="normal" fo:text-shadow="none" style:text-underline-style="none" fo:font-weight="normal" style:letter-kerning="true" style:font-size-asian="14pt" style:font-style-asian="normal" style:font-weight-asian="normal" style:text-emphasize="none"/>
    </style:style>
    <style:style style:name="_3f__3f__3f__3f__3f__3f__3f__3f_2_7e_LT_7e_Titel" style:display-name="????????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DejaVu Sans" fo:font-family="'DejaVu 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2_7e_LT_7e_Untertitel" style:display-name="????????2~LT~Untertitel" style:family="paragraph" style:default-outline-level="">
      <style:paragraph-properties fo:margin-left="0.953cm" fo:margin-right="0cm" fo:margin-top="0.212cm" fo:margin-bottom="0cm" style:contextual-spacing="false" fo:text-align="center" style:justify-single-word="false" fo:orphans="2" fo:widows="2" fo:text-indent="-0.953cm" style:auto-text-indent="false" style:writing-mode="lr-tb">
        <style:tab-stops>
          <style:tab-stop style:position="0cm"/>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000000" style:text-outline="false" style:text-line-through-style="none" style:text-line-through-type="none" style:font-name="DejaVu Sans" fo:font-family="'DejaVu Sans'" style:font-family-generic="roman"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2_7e_LT_7e_Notizen" style:display-name="????????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_3f__3f__3f__3f__3f__3f__3f__3f_2_7e_LT_7e_Hintergrundobjekte" style:display-name="????????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3f__3f__3f__3f__3f__3f__3f__3f_2_7e_LT_7e_Hintergrund" style:display-name="????????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2:29:16.033067633</meta:creation-date>
    <dc:date>2015-03-05T22:30:14.136021022</dc:date>
    <meta:editing-duration>PT4H14M54S</meta:editing-duration>
    <meta:editing-cycles>10</meta:editing-cycles>
    <meta:generator>LibreOffice/4.2.7.2$Linux_X86_64 LibreOffice_project/420m0$Build-2</meta:generator>
    <meta:document-statistic meta:table-count="0" meta:image-count="1" meta:object-count="0" meta:page-count="2" meta:paragraph-count="34" meta:word-count="404" meta:character-count="3563" meta:non-whitespace-character-count="3135"/>
  </office:meta>
</office:document-meta>
</file>